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0.647cm" fo:margin-left="2.064cm" table:align="left"/>
    </style:style>
    <style:style style:name="Table2.A" style:family="table-column">
      <style:table-column-properties style:column-width="2.201cm"/>
    </style:style>
    <style:style style:name="Table2.B" style:family="table-column">
      <style:table-column-properties style:column-width="2.709cm"/>
    </style:style>
    <style:style style:name="Table2.C" style:family="table-column">
      <style:table-column-properties style:column-width="2.794cm"/>
    </style:style>
    <style:style style:name="Table2.D" style:family="table-column">
      <style:table-column-properties style:column-width="2.942cm"/>
    </style:style>
    <style:style style:name="Table2.A1" style:family="table-cell">
      <style:table-cell-properties fo:background-color="#ffff6d" style:border-line-width-left="0cm 0.026cm 0.026cm" style:border-line-width-top="0cm 0.026cm 0.026cm" style:border-line-width-bottom="0cm 0.026cm 0.026cm" fo:padding="0.097cm" fo:border-left="0.75pt double #3465a4" fo:border-right="none" fo:border-top="0.75pt double #3465a4" fo:border-bottom="0.75pt double #3465a4" style:writing-mode="page">
        <style:background-image/>
      </style:table-cell-properties>
    </style:style>
    <style:style style:name="Table2.B1" style:family="table-cell">
      <style:table-cell-properties fo:background-color="#ffff6d" style:border-line-width="0cm 0.026cm 0.026cm" fo:padding="0.097cm" fo:border="0.75pt double #3465a4" style:writing-mode="page">
        <style:background-image/>
      </style:table-cell-properties>
    </style:style>
    <style:style style:name="Table2.A2" style:family="table-cell">
      <style:table-cell-properties fo:background-color="#ffff6d" style:border-line-width-left="0cm 0.026cm 0.026cm" style:border-line-width-bottom="0cm 0.026cm 0.026cm" fo:padding="0.097cm" fo:border-left="0.75pt double #3465a4" fo:border-right="none" fo:border-top="none" fo:border-bottom="0.75pt double #3465a4" style:writing-mode="page">
        <style:background-image/>
      </style:table-cell-properties>
    </style:style>
    <style:style style:name="Table2.B2" style:family="table-cell">
      <style:table-cell-properties fo:background-color="#ff0000" style:border-line-width-left="0cm 0.026cm 0.026cm" style:border-line-width-bottom="0cm 0.026cm 0.026cm" fo:padding="0.097cm" fo:border-left="0.75pt double #3465a4" fo:border-right="none" fo:border-top="none" fo:border-bottom="0.75pt double #3465a4" style:writing-mode="page">
        <style:background-image/>
      </style:table-cell-properties>
    </style:style>
    <style:style style:name="Table2.D2" style:family="table-cell">
      <style:table-cell-properties fo:background-color="#ff0000" style:border-line-width-left="0cm 0.026cm 0.026cm" style:border-line-width-right="0cm 0.026cm 0.026cm" style:border-line-width-bottom="0cm 0.026cm 0.026cm" fo:padding="0.097cm" fo:border-left="0.75pt double #3465a4" fo:border-right="0.75pt double #3465a4" fo:border-top="none" fo:border-bottom="0.75pt double #3465a4" style:writing-mode="page">
        <style:background-image/>
      </style:table-cell-properties>
    </style:style>
    <style:style style:name="Table2.B3" style:family="table-cell">
      <style:table-cell-properties fo:background-color="#ffbf00" style:border-line-width-left="0cm 0.026cm 0.026cm" style:border-line-width-bottom="0cm 0.026cm 0.026cm" fo:padding="0.097cm" fo:border-left="0.75pt double #3465a4" fo:border-right="none" fo:border-top="none" fo:border-bottom="0.75pt double #3465a4" style:writing-mode="page">
        <style:background-image/>
      </style:table-cell-properties>
    </style:style>
    <style:style style:name="Table2.B4" style:family="table-cell">
      <style:table-cell-properties fo:background-color="#00a933" style:border-line-width-left="0cm 0.026cm 0.026cm" style:border-line-width-bottom="0cm 0.026cm 0.026cm" fo:padding="0.097cm" fo:border-left="0.75pt double #3465a4" fo:border-right="none" fo:border-top="none" fo:border-bottom="0.75pt double #3465a4" style:writing-mode="page">
        <style:background-image/>
      </style:table-cell-properties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5.151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1.919cm"/>
    </style:style>
    <style:style style:name="Table1.D" style:family="table-column">
      <style:table-column-properties style:column-width="1.753cm"/>
    </style:style>
    <style:style style:name="Table1.E" style:family="table-column">
      <style:table-column-properties style:column-width="5.99cm"/>
    </style:style>
    <style:style style:name="Table1.A1" style:family="table-cell">
      <style:table-cell-properties style:vertical-align="middle" fo:background-color="#ff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ffff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00a933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a6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paragraph-rsid="0011d449"/>
    </style:style>
    <style:style style:name="P2" style:family="paragraph" style:parent-style-name="Table_20_Contents">
      <style:paragraph-properties fo:text-align="center" style:justify-single-word="false"/>
      <style:text-properties officeooo:rsid="0010d8a9" officeooo:paragraph-rsid="0011d449"/>
    </style:style>
    <style:style style:name="P3" style:family="paragraph" style:parent-style-name="Table_20_Contents">
      <style:paragraph-properties fo:text-align="center" style:justify-single-word="false"/>
      <style:text-properties officeooo:rsid="0011d449" officeooo:paragraph-rsid="0011d449"/>
    </style:style>
    <style:style style:name="P4" style:family="paragraph" style:parent-style-name="Standard">
      <style:text-properties officeooo:paragraph-rsid="0011d449"/>
    </style:style>
    <style:style style:name="P5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10d8a9" officeooo:paragraph-rsid="0010d8a9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paragraph-rsid="0010d8a9"/>
    </style:style>
    <style:style style:name="T1" style:family="text">
      <style:text-properties officeooo:rsid="0010d8a9"/>
    </style:style>
    <style:style style:name="T2" style:family="text">
      <style:text-properties fo:font-weight="normal" officeooo:rsid="0010d8a9" style:font-weight-asian="normal" style:font-weight-complex="normal"/>
    </style:style>
    <style:style style:name="T3" style:family="text">
      <style:text-properties officeooo:rsid="0011d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/>
          </table:table-cell>
          <table:table-cell table:style-name="Table2.B1" table:number-columns-spanned="3" office:value-type="string">
            <text:p text:style-name="P1"><text:s/><text:span text:style-name="T1">Likelihood</text:span></text:p>
          </table:table-cell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2"/>
            <text:p text:style-name="P2"><text:s/>Impact</text:p>
            <text:p text:style-name="P2"/>
          </table:table-cell>
          <table:table-cell table:style-name="Table2.B2" office:value-type="string">
            <text:p text:style-name="P2">3</text:p>
          </table:table-cell>
          <table:table-cell table:style-name="Table2.B2" office:value-type="string">
            <text:p text:style-name="P3">6</text:p>
          </table:table-cell>
          <table:table-cell table:style-name="Table2.D2" office:value-type="string">
            <text:p text:style-name="P3">9</text:p>
          </table:table-cell>
        </table:table-row>
        <table:table-row>
          <table:covered-table-cell table:style-name="Table2.A2"/>
          <table:table-cell table:style-name="Table2.B3" office:value-type="string">
            <text:p text:style-name="P2">2</text:p>
          </table:table-cell>
          <table:table-cell table:style-name="Table2.B3" office:value-type="string">
            <text:p text:style-name="P3">4</text:p>
          </table:table-cell>
          <table:table-cell table:style-name="Table2.D2" office:value-type="string">
            <text:p text:style-name="P3">6</text:p>
          </table:table-cell>
        </table:table-row>
        <table:table-row>
          <table:covered-table-cell table:style-name="Table2.A2"/>
          <table:table-cell table:style-name="Table2.B4" office:value-type="string">
            <text:p text:style-name="P2">1</text:p>
          </table:table-cell>
          <table:table-cell table:style-name="Table2.B3" office:value-type="string">
            <text:p text:style-name="P2">2</text:p>
          </table:table-cell>
          <table:table-cell table:style-name="Table2.D2" office:value-type="string">
            <text:p text:style-name="P2">3</text:p>
          </table:table-cell>
        </table:table-row>
      </table:table>
      <text:p text:style-name="P4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>Risk Description</text:p>
            </table:table-cell>
            <table:table-cell table:style-name="Table1.B1" office:value-type="string">
              <text:p text:style-name="P5">Likelihood</text:p>
            </table:table-cell>
            <table:table-cell table:style-name="Table1.B1" office:value-type="string">
              <text:p text:style-name="P5">Impact</text:p>
            </table:table-cell>
            <table:table-cell table:style-name="Table1.B1" office:value-type="string">
              <text:p text:style-name="P5">Risk Level</text:p>
            </table:table-cell>
            <table:table-cell table:style-name="Table1.E1" office:value-type="string">
              <text:p text:style-name="P5">Mitigation</text:p>
            </table:table-cell>
          </table:table-row>
        </table:table-header-rows>
        <table:table-row>
          <table:table-cell table:style-name="Table1.A2" office:value-type="string">
            <text:p text:style-name="P6">Team member absence</text:p>
          </table:table-cell>
          <table:table-cell table:style-name="Table1.B2" office:value-type="string">
            <text:p text:style-name="P6"><text:span text:style-name="T1">3</text:span> </text:p>
          </table:table-cell>
          <table:table-cell table:style-name="Table1.B2" office:value-type="string">
            <text:p text:style-name="P7">3</text:p>
          </table:table-cell>
          <table:table-cell table:style-name="Table1.D2" office:value-type="string">
            <text:p text:style-name="P8"><text:span text:style-name="Strong_20_Emphasis"><text:span text:style-name="T2">9</text:span></text:span></text:p>
          </table:table-cell>
          <table:table-cell table:style-name="Table1.E2" office:value-type="string">
            <text:p text:style-name="P6"><text:span text:style-name="T3">r</text:span>eassign responsibilities among <text:span text:style-name="T3">other </text:span><text:s/>members, <text:span text:style-name="T3">k</text:span>eep documentation up to date so work can be picked up by others, <text:span text:style-name="T3">r</text:span>educe <text:span text:style-name="T3">complexity</text:span> if necessary, <text:span text:style-name="T3">r</text:span>ecord attempts to contact the absent member</text:p>
          </table:table-cell>
        </table:table-row>
        <table:table-row>
          <table:table-cell table:style-name="Table1.A2" office:value-type="string">
            <text:p text:style-name="P6">Time constraints due to external commitments</text:p>
          </table:table-cell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2</text:p>
          </table:table-cell>
          <table:table-cell table:style-name="Table1.D2" office:value-type="string">
            <text:p text:style-name="P8"><text:span text:style-name="Strong_20_Emphasis"><text:span text:style-name="T2">4</text:span></text:span></text:p>
          </table:table-cell>
          <table:table-cell table:style-name="Table1.E2" office:value-type="string">
            <text:p text:style-name="P6"><text:span text:style-name="T3">D</text:span>efine <text:span text:style-name="T3">clear plan ahead, co</text:span>mplete <text:span text:style-name="T3">main</text:span> functionality by weeks 8–9, <text:span text:style-name="T3">u</text:span>se sprint planning to prioritise essential tasks, <text:span text:style-name="T3">m</text:span>aintain buffer time for delays</text:p>
          </table:table-cell>
        </table:table-row>
        <table:table-row>
          <table:table-cell table:style-name="Table1.A2" office:value-type="string">
            <text:p text:style-name="P6">Unclear or changing client requirements</text:p>
          </table:table-cell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2</text:p>
          </table:table-cell>
          <table:table-cell table:style-name="Table1.D2" office:value-type="string">
            <text:p text:style-name="P8"><text:span text:style-name="Strong_20_Emphasis"><text:span text:style-name="T2">4</text:span></text:span></text:p>
          </table:table-cell>
          <table:table-cell table:style-name="Table1.E2" office:value-type="string">
            <text:p text:style-name="P6"><text:span text:style-name="T3">s</text:span>chedule regular client meetings (weeks 4, 7, 10), <text:span text:style-name="T3">c</text:span>onfirm requirements in writing after each meeting, <text:span text:style-name="T3">tra</text:span>ck changes and explain <text:span text:style-name="T3">to the client the impact on </text:span><text:s/>timeline</text:p>
          </table:table-cell>
        </table:table-row>
        <table:table-row>
          <table:table-cell table:style-name="Table1.A2" office:value-type="string">
            <text:p text:style-name="P6">Technical difficulties or unfamiliar technologies</text:p>
          </table:table-cell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2</text:p>
          </table:table-cell>
          <table:table-cell table:style-name="Table1.D2" office:value-type="string">
            <text:p text:style-name="P8"><text:span text:style-name="Strong_20_Emphasis"><text:span text:style-name="T2">2</text:span></text:span></text:p>
          </table:table-cell>
          <table:table-cell table:style-name="Table1.E2" office:value-type="string">
            <text:p text:style-name="P6"><text:span text:style-name="T3">choose</text:span> technologies familiar to the team. <text:span text:style-name="T3">Allow some</text:span> learning time within sprints. <text:span text:style-name="T3">Share knowledge. u</text:span>se official documentation and tutorials</text:p>
          </table:table-cell>
        </table:table-row>
        <table:table-row>
          <table:table-cell table:style-name="Table1.A2" office:value-type="string">
            <text:p text:style-name="P6">Poor communication or misunderstandings within the team</text:p>
          </table:table-cell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1</text:p>
          </table:table-cell>
          <table:table-cell table:style-name="Table1.D2" office:value-type="string">
            <text:p text:style-name="P8"><text:span text:style-name="Strong_20_Emphasis"><text:span text:style-name="T2">2</text:span></text:span></text:p>
          </table:table-cell>
          <table:table-cell table:style-name="Table1.E2" office:value-type="string">
            <text:p text:style-name="P6">regular weekly meetings <text:span text:style-name="T3">by teams, </text:span><text:s/><text:span text:style-name="T3">keeping</text:span> written records of decisions, <text:span text:style-name="T3">u</text:span>se a shared communication platform – <text:span text:style-name="T3">teams and github, jira. Regular discussions</text:span></text:p>
          </table:table-cell>
        </table:table-row>
        <table:table-row>
          <table:table-cell table:style-name="Table1.A2" office:value-type="string">
            <text:p text:style-name="P6">User testing feedback requiring late changes</text:p>
          </table:table-cell>
          <table:table-cell table:style-name="Table1.B2" office:value-type="string">
            <text:p text:style-name="P7">3</text:p>
          </table:table-cell>
          <table:table-cell table:style-name="Table1.B2" office:value-type="string">
            <text:p text:style-name="P7">1</text:p>
          </table:table-cell>
          <table:table-cell table:style-name="Table1.D2" office:value-type="string">
            <text:p text:style-name="P8"><text:span text:style-name="Strong_20_Emphasis"><text:span text:style-name="T2">3</text:span></text:span></text:p>
          </table:table-cell>
          <table:table-cell table:style-name="Table1.E2" office:value-type="string">
            <text:p text:style-name="P6"><text:span text:style-name="T3">Do </text:span>user testing early <text:span text:style-name="T3">e.g. before week 7. </text:span>Prioritise feedback by impact. <text:s/>Focus on usability improvements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31T00:54:31.472851100</meta:creation-date>
    <dc:date>2026-01-31T01:12:09.703352000</dc:date>
    <meta:editing-duration>PT17M37S</meta:editing-duration>
    <meta:editing-cycles>2</meta:editing-cycles>
    <meta:generator>LibreOffice/25.2.7.2$Windows_X86_64 LibreOffice_project/5cbfd1ab6520636bb5f7b99185aa69bd7456825d</meta:generator>
    <meta:document-statistic meta:table-count="2" meta:image-count="0" meta:object-count="0" meta:page-count="1" meta:paragraph-count="46" meta:word-count="202" meta:character-count="1252" meta:non-whitespace-character-count="1089"/>
  </office:meta>
</office:document-meta>
</file>